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5"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6"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7"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8"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9"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0"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1" style:family="paragraph" style:parent-style-name="Standard">
      <style:paragraph-properties style:snap-to-layout-grid="false"/>
      <style:text-properties style:font-name="Book Antiqua" fo:language="en" fo:country="AU" officeooo:rsid="002d6f8d" officeooo:paragraph-rsid="002d6f8d" style:font-name-complex="Book Antiqua"/>
    </style:style>
    <style:style style:name="P12" style:family="paragraph" style:parent-style-name="Standard">
      <style:text-properties style:font-name="Book Antiqua" fo:language="en" fo:country="AU" officeooo:rsid="002238fa" officeooo:paragraph-rsid="002238fa" style:font-name-asian="Book Antiqua" style:font-name-complex="Book Antiqua"/>
    </style:style>
    <style:style style:name="P13" style:family="paragraph" style:parent-style-name="Standard">
      <style:text-properties style:font-name="Book Antiqua" fo:language="en" fo:country="AU" officeooo:rsid="00246de5" officeooo:paragraph-rsid="00246de5" style:font-name-asian="Book Antiqua" style:font-name-complex="Book Antiqua"/>
    </style:style>
    <style:style style:name="P14" style:family="paragraph" style:parent-style-name="Standard">
      <style:text-properties style:font-name="Book Antiqua" fo:language="en" fo:country="AU" officeooo:rsid="00258f2b" officeooo:paragraph-rsid="00258f2b" style:font-name-asian="Book Antiqua" style:font-name-complex="Book Antiqua"/>
    </style:style>
    <style:style style:name="P15" style:family="paragraph" style:parent-style-name="Standard">
      <style:text-properties style:font-name="Book Antiqua" fo:language="en" fo:country="AU" officeooo:rsid="002b16f9" officeooo:paragraph-rsid="002b16f9" style:font-name-asian="Book Antiqua" style:font-name-complex="Book Antiqua"/>
    </style:style>
    <style:style style:name="P16" style:family="paragraph" style:parent-style-name="Standard">
      <style:text-properties style:font-name="Book Antiqua" fo:language="en" fo:country="AU" style:font-name-complex="Book Antiqua"/>
    </style:style>
    <style:style style:name="P17" style:family="paragraph" style:parent-style-name="Standard">
      <style:text-properties style:font-name="Book Antiqua" fo:language="en" fo:country="AU" officeooo:rsid="0036255a" officeooo:paragraph-rsid="0036255a" style:font-name-complex="Book Antiqua"/>
    </style:style>
    <style:style style:name="P18"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style:style style:name="T6" style:family="text">
      <style:text-properties officeooo:rsid="002b16f9"/>
    </style:style>
    <style:style style:name="T7" style:family="text">
      <style:text-properties officeooo:rsid="002c63eb"/>
    </style:style>
    <style:style style:name="T8" style:family="text">
      <style:text-properties officeooo:rsid="002e7a1a"/>
    </style:style>
    <style:style style:name="T9" style:family="text">
      <style:text-properties officeooo:rsid="002f66e1"/>
    </style:style>
    <style:style style:name="T10" style:family="text">
      <style:text-properties officeooo:rsid="0030f4f9"/>
    </style:style>
    <style:style style:name="T11" style:family="text">
      <style:text-properties officeooo:rsid="0031c7ef"/>
    </style:style>
    <style:style style:name="T12" style:family="text">
      <style:text-properties officeooo:rsid="0033b0af"/>
    </style:style>
    <style:style style:name="T13" style:family="text">
      <style:text-properties officeooo:rsid="003430e4"/>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674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4">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4">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4">Sai Somanath and Chetan <text:span text:style-name="T7">Raghav</text:span></text:p>
          </table:table-cell>
          <table:table-cell table:style-name="Table1.B3" office:value-type="string">
            <text:p text:style-name="P2">Last Updated By:</text:p>
          </table:table-cell>
          <table:table-cell table:style-name="Table1.B2" office:value-type="string">
            <text:p text:style-name="P11">Sai Somanath</text:p>
          </table:table-cell>
        </table:table-row>
        <table:table-row table:style-name="Table1.1">
          <table:table-cell table:style-name="Table1.A4" office:value-type="string">
            <text:p text:style-name="P2">Date Created:</text:p>
          </table:table-cell>
          <table:table-cell table:style-name="Table1.B4" office:value-type="string">
            <text:p text:style-name="P4">20/2/2019</text:p>
          </table:table-cell>
          <table:table-cell table:style-name="Table1.B4" office:value-type="string">
            <text:p text:style-name="P2">Date Last Updated:</text:p>
          </table:table-cell>
          <table:table-cell table:style-name="Table1.D4" office:value-type="string">
            <text:p text:style-name="P4">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4">Student</text:p>
          </table:table-cell>
        </table:table-row>
        <table:table-row table:style-name="Table2.1">
          <table:table-cell table:style-name="Table2.A2" office:value-type="string">
            <text:p text:style-name="P2">Description:</text:p>
          </table:table-cell>
          <table:table-cell table:style-name="Table2.B2" office:value-type="string">
            <text:p text:style-name="P5">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6">A student must be registered with the university with a valid Registration ID.</text:p>
            <text:p text:style-name="P7">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7">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3">1. The student clicks on the register button on the welcome page.</text:p>
            <text:p text:style-name="P12"><text:span text:style-name="T3">2</text:span>. Enter the registration number [<text:span text:style-name="T13">A</text:span>1]</text:p>
            <text:p text:style-name="P15">3. Enter basic details(Name, email, mobile, password)</text:p>
            <text:p text:style-name="P13"><text:span text:style-name="T6">4</text:span>. The system creates an account against the above provided details and send a verification email with a verification link.[<text:span text:style-name="T13">A2</text:span>]</text:p>
            <text:p text:style-name="P12"><text:span text:style-name="T6">5</text:span>. <text:span text:style-name="T3">Student now checks his email for the verification link[A3]</text:span></text:p>
            <text:p text:style-name="P13"><text:span text:style-name="T6">6</text:span>. Student now clicks on the registration link and is redirected to the login page.</text:p>
            <text:p text:style-name="P13"><text:span text:style-name="T6">7</text:span>. Student now performs login</text:p>
            <text:p text:style-name="P13"><text:span text:style-name="T6">8</text:span>. Student can now see the dashboard page with a prompt to complete the registration section.[<text:span text:style-name="T13">A4</text:span>]</text:p>
            <text:p text:style-name="P13"><text:span text:style-name="T6">9</text:span>. <text:span text:style-name="T4">Student</text:span> now clicks the prompt to complete the details</text:p>
            <text:p text:style-name="P14">1<text:span text:style-name="T6">0</text:span>. Student now fills the rest of the form that ask for academic details of matriculation, Pre-university, and University/College level courses.</text:p>
            <text:p text:style-name="P14"><text:soft-page-break/>1<text:span text:style-name="T6">1</text:span>. Student now clicks the submit button</text:p>
            <text:p text:style-name="P14">1<text:span text:style-name="T6">2</text:span>. All the data will be stored in the database[<text:span text:style-name="T13">A5</text:span>]</text:p>
            <text:p text:style-name="P14">1<text:span text:style-name="T6">3</text:span>.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8">A1: Invalid registration number<text:span text:style-name="T8">(3 tries are given)</text:span></text:p>
            <text:p text:style-name="P8">A<text:span text:style-name="T6">2</text:span>-1: Account not created<text:span text:style-name="T8">(Retry database operation)</text:span></text:p>
            <text:p text:style-name="P8"><text:span text:style-name="T5">A2-</text:span>2: Verification link not sent<text:span text:style-name="T9">(Resend button can be used)</text:span></text:p>
            <text:p text:style-name="P9">A<text:span text:style-name="T6">3</text:span>: Verification link expires <text:span text:style-name="T10">(Re-register with the system)</text:span></text:p>
            <text:p text:style-name="P9">A<text:span text:style-name="T6">4</text:span>: Dashboard page not updated <text:span text:style-name="T11">(Retry database operation)</text:span></text:p>
            <text:p text:style-name="P9">A<text:span text:style-name="T6">5</text:span>: Data storage failed <text:span text:style-name="T12">(Retry database operation)</text:span></text:p>
          </table:table-cell>
        </table:table-row>
        <table:table-row table:style-name="Table2.1">
          <table:table-cell table:style-name="Table2.A2" office:value-type="string">
            <text:p text:style-name="P2">Exceptions:</text:p>
          </table:table-cell>
          <table:table-cell table:style-name="Table2.B2" office:value-type="string">
            <text:p text:style-name="P10">N/A</text:p>
          </table:table-cell>
        </table:table-row>
        <table:table-row table:style-name="Table2.1">
          <table:table-cell table:style-name="Table2.A2" office:value-type="string">
            <text:p text:style-name="P2">Includes:</text:p>
          </table:table-cell>
          <table:table-cell table:style-name="Table2.B2" office:value-type="string">
            <text:p text:style-name="P10">N/A</text:p>
          </table:table-cell>
        </table:table-row>
        <table:table-row table:style-name="Table2.1">
          <table:table-cell table:style-name="Table2.A2" office:value-type="string">
            <text:p text:style-name="P2">Priority:</text:p>
          </table:table-cell>
          <table:table-cell table:style-name="Table2.B2" office:value-type="string">
            <text:p text:style-name="P10">High</text:p>
          </table:table-cell>
        </table:table-row>
        <table:table-row table:style-name="Table2.1">
          <table:table-cell table:style-name="Table2.A2" office:value-type="string">
            <text:p text:style-name="P2">Frequency of Use:</text:p>
          </table:table-cell>
          <table:table-cell table:style-name="Table2.B2" office:value-type="string">
            <text:p text:style-name="P10">Low</text:p>
          </table:table-cell>
        </table:table-row>
        <table:table-row table:style-name="Table2.1">
          <table:table-cell table:style-name="Table2.A2" office:value-type="string">
            <text:p text:style-name="P2">Business Rules:</text:p>
          </table:table-cell>
          <table:table-cell table:style-name="Table2.B2" office:value-type="string">
            <text:p text:style-name="P10">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0">The system is up and running; <text:span text:style-name="T16">A database of valid Registration Number is available.</text:span></text:p>
          </table:table-cell>
        </table:table-row>
      </table:table>
      <text:p text:style-name="P3"/>
      <text:p text:style-name="P3"/>
      <text:p text:style-name="P17"><text:span text:style-name="T15">Analysis classes</text:span>: Student(Name, email, mobile, password, registration number),</text:p>
      <text:p text:style-name="P17">DashBoard(Registration Number, <text:s/>{all academic details})</text:p>
      <text:p text:style-name="P17"/>
      <text:p text:style-name="P17"/>
      <text:p text:style-name="P17"><text:span text:style-name="T15">After Domain expert Analysi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6T10:30:53.198620451</dc:date>
    <meta:editing-cycles>17</meta:editing-cycles>
    <meta:editing-duration>PT3H34M28S</meta:editing-duration>
    <meta:generator>LibreOffice/6.2.0.3$MacOSX_X86_64 LibreOffice_project/98c6a8a1c6c7b144ce3cc729e34964b47ce25d62</meta:generator>
    <meta:document-statistic meta:table-count="2" meta:image-count="0" meta:object-count="0" meta:page-count="2" meta:paragraph-count="58" meta:word-count="435" meta:character-count="2701" meta:non-whitespace-character-count="2323"/>
  </office:meta>
</office:document-meta>
</file>